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ConstructorInvokingMethod.HasConstructorInvoking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thDumbMethod.should_be_able_to_create_s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ingMethodPrimitiveResult.should_be_able_to_create_s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ConstructorInvokingMethod.som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singMethodObjectReferenceResult.should_be_able_to_create_s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